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4" style:family="paragraph" style:parent-style-name="Standard">
      <style:paragraph-properties fo:text-align="center" style:justify-single-word="false" fo:break-before="pag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5"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7" style:family="paragraph" style:parent-style-name="Standard">
      <style:paragraph-properties fo:text-align="start" style:justify-single-word="false" style:text-autospace="none"/>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8" style:family="paragraph" style:parent-style-name="Standard">
      <style:paragraph-properties fo:text-align="start" style:justify-single-word="false" style:text-autospace="none"/>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9"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autospace="none"/>
      <style:text-properties style:font-name="Times New Roman"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2" style:family="paragraph" style:parent-style-name="Standard">
      <style:paragraph-properties fo:text-align="start" style:justify-single-word="false" style:text-autospace="none"/>
      <style:text-properties style:font-name="Times New Roman"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13" style:family="paragraph" style:parent-style-name="Standard">
      <style:paragraph-properties fo:text-align="start" style:justify-single-word="false"/>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Standard">
      <style:paragraph-properties fo:text-align="start" style:justify-single-word="false" style:text-autospace="none"/>
      <style:text-properties style:font-name="Times New Roman" fo:font-size="10pt" fo:font-style="normal" style:font-name-asian="Times New Roman1" style:font-size-asian="10pt" style:font-style-asian="normal" style:font-name-complex="Times New Roman1" style:font-size-complex="10pt" style:font-style-complex="normal"/>
    </style:style>
    <style:style style:name="P15" style:family="paragraph" style:parent-style-name="Standard">
      <style:paragraph-properties fo:text-align="start" style:justify-single-word="false" style:text-autospace="none"/>
      <style:text-properties style:font-name="Times New Roman1" fo:font-size="8pt" fo:font-style="italic" style:font-name-asian="Times New Roman1" style:font-size-asian="8pt" style:font-style-asian="italic" style:font-name-complex="Times New Roman1" style:font-size-complex="8pt" style:font-style-complex="italic"/>
    </style:style>
    <style:style style:name="P16" style:family="paragraph" style:parent-style-name="Standard">
      <style:paragraph-properties fo:text-align="start" style:justify-single-word="false" style:text-autospace="none"/>
      <style:text-properties style:font-name="Courier New" fo:font-size="8pt" fo:font-style="normal" style:font-name-asian="Times New Roman1" style:font-size-asian="8pt" style:font-style-asian="normal" style:font-name-complex="Times New Roman1" style:font-size-complex="8pt" style:font-style-complex="normal"/>
    </style:style>
    <style:style style:name="P17" style:family="paragraph" style:parent-style-name="Standard">
      <style:paragraph-properties fo:text-align="start" style:justify-single-word="false" style:text-autospace="none"/>
      <style:text-properties style:font-name="Courier New" fo:font-size="8pt"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18" style:family="paragraph" style:parent-style-name="Standard">
      <style:paragraph-properties fo:text-align="start" style:justify-single-word="fals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9"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text-properties fo:font-size="10pt" fo:font-style="italic" style:font-size-asian="10pt" style:font-style-asian="italic" style:font-size-complex="10pt" style:font-style-complex="italic"/>
    </style:style>
    <style:style style:name="P22"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font-size="10pt" style:font-size-asian="10pt" style:font-size-complex="10pt"/>
    </style:style>
    <style:style style:name="P24" style:family="paragraph" style:parent-style-name="Standard" style:list-style-name="L1">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style:font-name="Courier" style:font-name-asian="Courier" style:font-name-complex="Courier"/>
    </style:style>
    <style:style style:name="T9" style:family="text">
      <style:text-properties style:font-name="Times New Roman" style:font-name-asian="Courier" style:font-name-complex="Courier"/>
    </style:style>
    <style:style style:name="T10" style:family="text">
      <style:text-properties style:font-name="Courier New"/>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G1520 Operativsystem</text:p>
      <text:p text:style-name="P1"/>
      <text:p text:style-name="P1">Labb 2 – smallShell v2.01</text:p>
      <text:p text:style-name="P1"/>
      <text:p text:style-name="P1">Wilhelm Svenselius 830412-0218</text:p>
      <text:p text:style-name="P1"><text:a xlink:type="simple" xlink:href="mailto:wsv@kth.se">wsv@kth.se</text:a></text:p>
      <text:p text:style-name="P1"/>
      <text:p text:style-name="P1"/>
      <text:p text:style-name="P1"/>
      <text:p text:style-name="P3">Denna sida ersätts med förtryckt försättsblad vid inlämning.</text:p>
      <text:p text:style-name="P4"/>
      <text:p text:style-name="P5">Uppgiftsbeskrivning</text:p>
      <text:p text:style-name="P6"/>
      <text:p text:style-name="P7">Uppgiften går ut på att skriva en primitiv kommandotolk. Primitiv betyder i det här fallet att tolken är begränsad till fyra funktioner: Byta katalog, starta förgrundsprocess, starta bakgrundsprocess och avsluta sig själv. Tack vare att många “inbyggda” kommandon i UNIX egentligen består av lösa program blir kommandotolken ganska användbar, trots sin enkla uppbyggnad.</text:p>
      <text:p text:style-name="P7"/>
      <text:p text:style-name="P7">Kommandotolken skriver ut information om process-ID för de processer den startar. Vid avslut skriver den ut process-ID och, för förgrundsprocesser, hur lång exekveringstiden var. Skulle processen ha avslutats på onormalt vis skrivs även information om detta ut. Alla kommandon utöver de inbyggda <text:span text:style-name="T1">cd</text:span> (byt katalog) och <text:span text:style-name="T1">exit </text:span>(avsluta) körs i separata processer.</text:p>
      <text:p text:style-name="P7"/>
      <text:p text:style-name="P8"><text:span text:style-name="T2">Kommandot </text:span>cd<text:span text:style-name="T2"> skiljer sig en smula från de facto standard genom att växla till den katalog som anges av miljövariabeln </text:span>HOME<text:span text:style-name="T2"> ifall den angivna sökvägen inte existerar. Skulle miljövariabeln </text:span>HOME<text:span text:style-name="T2"> vara ogiltig eller inte existera, skrivs ett felmeddelande ut.</text:span></text:p>
      <text:p text:style-name="P7"/>
      <text:p text:style-name="P9">Programmet är skrivet i ANSI C och kompilerar utan varningar eller fel med <text:span text:style-name="T1">gcc -xc -Wall</text:span> på såväl SunOS 5.9 (<text:span text:style-name="T1">ripper.it.kth.se</text:span>) (gcc 2.95.2) som Windows/Cygwin 1.5.18-1 (gcc 3.4.4).</text:p>
      <text:p text:style-name="P3"/>
      <text:p text:style-name="P10">Programuppbyggnad</text:p>
      <text:p text:style-name="P9"/>
      <text:p text:style-name="P11">Programmet är uppdelat i flera funktioner där <text:span text:style-name="T1">main</text:span> sköter inläsning av användardata och processhantering. En dynamiskt allokerad buffert används för att läsa in kommandoraden. Därefter “städas” denna från onödiga mellanslag, specialtecken och annat med funktionen <text:span text:style-name="T1">cleanup</text:span>. Ytterligare en hjälpfunktion, <text:span text:style-name="T1">argsplit</text:span>, delar upp kommandoraden i stycken och returnerar en array med pekare till varje stycke. Den resulterande arrayen är lämplig att använda som parameter i anrop till <text:span text:style-name="T1">execvp.</text:span></text:p>
      <text:p text:style-name="P12"/>
      <text:p text:style-name="P11">Eftersom det bara finns två kommandon hanteras detta med hjälp av en enkel <text:span text:style-name="T1">if-elseif-else</text:span>-sats. Det inbyggda kommandot <text:span text:style-name="T1">exit</text:span> är trivialt, <text:span text:style-name="T1">cd</text:span> får lite specialbehandling i och med att den osplittade kommandoraden skickas till systemanropet <text:span text:style-name="T1">chdir</text:span>. Detta för att <text:span text:style-name="T1">cd</text:span> skall kunna hantera katalognamn med mellanslag. Skulle anropet till <text:span text:style-name="T1">chdir</text:span> misslyckas kommer den nya katalogen istället att bli användarens hemkatalog, förutsatt att en giltig sådan är angiven i miljövariabeln <text:span text:style-name="T1">HOME</text:span>. Denna del av uppgiften är lite tveksam i mitt tycke, eftersom det innebär att användaren kan hamna i en annan katalog än vad han hade väntat sig (se andra exempelutskriften, nedan).</text:p>
      <text:p text:style-name="P11"/>
      <text:p text:style-name="P11">Förgrundprocesser hanteras på enklaste möjliga vis med en kombination av <text:span text:style-name="T1">vfork</text:span> och <text:span text:style-name="T1">execvp</text:span>. <text:span text:style-name="T1">vfork </text:span>snarare än <text:span text:style-name="T1">fork</text:span> används eftersom <text:span text:style-name="T1">exec</text:span> sker omedelbart; det finns alltså inget behov av att kopiera föräldraprocessens sidor. Efter att processen har avslutats (väntan sker med hjälp av en funktion <text:span text:style-name="T1">wait_ch</text:span> som är en anpassad version av <text:span text:style-name="T1">wait_child</text:span> från laboration 1) skrivs information om körtid ut, samt anledningen till att processen avslutades.</text:p>
      <text:p text:style-name="P11"/>
      <text:p text:style-name="P11">Bakgrundsprocesser hanteras <text:span text:style-name="T1">inte</text:span> genom någon signalhanterare, trots att uppgiftstexten antydde att detta var den förväntade lösningsmetoden (det står dock ingenstans att signalhanterare måste användas) utan genom en s k sentry-process som väntar på att barnprocessen skall avslutas. Detta innebär att vi slipper synkroniseringsproblematiken (risk för avbrutna systemanrop, etc) som signalhantering innebär.</text:p>
      <text:p text:style-name="P11"/>
      <text:p text:style-name="P11"><text:span text:style-name="T2">När programmet avslutas (genom </text:span><text:span text:style-name="T1">exit</text:span><text:span text:style-name="T2">) skickas en </text:span><text:span text:style-name="T1">SIGKILL</text:span><text:span text:style-name="T2"> till alla fortfarande aktiva barnprocesser, detta ifall användaren avslutar kommandotolken innan dess barnprocesser har kört klart. En alternativ lösning hade varit att vänta in alla barnprocesser, men detta medför en risk för låsning ifall någon barnprocess inte svarar.</text:span></text:p>
      <text:p text:style-name="P3"/>
      <text:p text:style-name="P10">Programutskrift</text:p>
      <text:p text:style-name="P13"/>
      <text:p text:style-name="P14"><text:span text:style-name="T3">Följande testutskrift kommer från </text:span><text:span text:style-name="T4">ripper.it.kth.se</text:span><text:span text:style-name="T3">, med operativsystemet SunOS 5.9. Programmet </text:span><text:span text:style-name="T4">idiot</text:span><text:span text:style-name="T3"> är en oändlig loop som anropar </text:span><text:span text:style-name="T4">sleep( 1 )</text:span><text:span text:style-name="T3">.</text:span></text:p>
      <text:p text:style-name="P15"/>
      <text:p text:style-name="P16"><text:tab/>[it03_wsv@ripper it03_wsv]$ cd opsys</text:p>
      <text:p text:style-name="P16"><text:tab/>[it03_wsv@ripper opsys]$ ls</text:p>
      <text:p text:style-name="P16"><text:tab/>idiot.c <text:s/>smash.c</text:p>
      <text:p text:style-name="P16"><text:tab/>[it03_wsv@ripper opsys]$ gcc -xc -Wall smash.c -o smash </text:p>
      <text:p text:style-name="P16"><text:tab/>[it03_wsv@ripper opsys]$ ./smash</text:p>
      <text:p text:style-name="P16"><text:tab/>&gt; ls</text:p>
      <text:p text:style-name="P16"><text:tab/>*** Foreground process [4993] started.</text:p>
      <text:p text:style-name="P16"><text:tab/>idiot.c <text:s/>smash <text:s/>smash.c</text:p>
      <text:p text:style-name="P16"><text:tab/>*** Process [4993] terminated normally.</text:p>
      <text:p text:style-name="P16"><text:tab/>*** Runtime: 19 msec.</text:p>
      <text:p text:style-name="P16"><text:tab/>&gt; gcc -xc -Wall idiot.c -o idiot</text:p>
      <text:p text:style-name="P16"><text:tab/>*** Foreground process [4994] started.</text:p>
      <text:p text:style-name="P16"><text:tab/>*** Process [4994] terminated normally.</text:p>
      <text:p text:style-name="P16"><text:tab/>*** Runtime: 489 msec.</text:p>
      <text:p text:style-name="P16"><text:tab/>&gt; ls</text:p>
      <text:p text:style-name="P16"><text:tab/>*** Foreground process [5000] started.</text:p>
      <text:p text:style-name="P16"><text:tab/>idiot <text:s/>idiot.c <text:s/>smash <text:s/>smash.c</text:p>
      <text:p text:style-name="P16"><text:tab/>*** Process [5000] terminated normally.</text:p>
      <text:p text:style-name="P16"><text:tab/>*** Runtime: 19 msec.</text:p>
      <text:p text:style-name="P16"><text:tab/>&gt; ps</text:p>
      <text:p text:style-name="P16"><text:tab/>*** Foreground process [5001] started.</text:p>
      <text:p text:style-name="P16"><text:tab/> <text:s text:c="2"/>PID TTY <text:s text:c="5"/>TIME CMD</text:p>
      <text:p text:style-name="P16"><text:tab/> <text:s/>5001 pts/16 <text:s text:c="2"/>0:00 ps</text:p>
      <text:p text:style-name="P16"><text:tab/> <text:s/>4992 pts/16 <text:s text:c="2"/>0:00 smash</text:p>
      <text:p text:style-name="P16"><text:tab/> <text:s/>4955 pts/16 <text:s text:c="2"/>0:01 bash</text:p>
      <text:p text:style-name="P16"><text:tab/>*** Process [5001] terminated normally.</text:p>
      <text:p text:style-name="P16"><text:tab/>*** Runtime: 68 msec.</text:p>
      <text:p text:style-name="P16"><text:tab/>&gt; ./idiot &amp; </text:p>
      <text:p text:style-name="P16"><text:tab/>&gt; *** Background process [5003] started.</text:p>
      <text:p text:style-name="P16"><text:tab/>ps<text:tab/></text:p>
      <text:p text:style-name="P16"><text:tab/>*** Foreground process [5004] started.</text:p>
      <text:p text:style-name="P16"><text:tab/> <text:s text:c="2"/>PID TTY <text:s text:c="5"/>TIME CMD</text:p>
      <text:p text:style-name="P16"><text:tab/> <text:s/>5002 pts/16 <text:s text:c="2"/>0:00 smash</text:p>
      <text:p text:style-name="P16"><text:tab/> <text:s/>4992 pts/16 <text:s text:c="2"/>0:00 smash</text:p>
      <text:p text:style-name="P16"><text:tab/> <text:s/>4955 pts/16 <text:s text:c="2"/>0:01 bash</text:p>
      <text:p text:style-name="P16"><text:tab/> <text:s/>5003 pts/16 <text:s text:c="2"/>0:00 idiot</text:p>
      <text:p text:style-name="P16"><text:tab/> <text:s/>5004 pts/16 <text:s text:c="2"/>0:00 ps</text:p>
      <text:p text:style-name="P16"><text:tab/>*** Process [5004] terminated normally.</text:p>
      <text:p text:style-name="P16"><text:tab/>*** Runtime: 68 msec.</text:p>
      <text:p text:style-name="P16"><text:tab/>&gt; ls</text:p>
      <text:p text:style-name="P16"><text:tab/>*** Foreground process [5005] started.</text:p>
      <text:p text:style-name="P16"><text:tab/>idiot <text:s/>idiot.c <text:s/>smash <text:s/>smash.c</text:p>
      <text:p text:style-name="P16"><text:tab/>*** Process [5005] terminated normally.</text:p>
      <text:p text:style-name="P16"><text:tab/>*** Runtime: 19 msec.</text:p>
      <text:p text:style-name="P16"><text:tab/>&gt; exit</text:p>
      <text:p text:style-name="P16"><text:tab/>*** Goodbye.</text:p>
      <text:p text:style-name="P16"><text:tab/>Killed</text:p>
      <text:p text:style-name="P16"><text:tab/>[it03_wsv@ripper opsys]$ ps</text:p>
      <text:p text:style-name="P16"><text:tab/> <text:s text:c="2"/>PID TTY <text:s text:c="5"/>TIME CMD</text:p>
      <text:p text:style-name="P16"><text:tab/> <text:s/>4955 pts/16 <text:s text:c="2"/>0:01 bash</text:p>
      <text:p text:style-name="P16"><text:tab/> <text:s/>5006 pts/16 <text:s text:c="2"/>0:00 ps</text:p>
      <text:p text:style-name="P16"><text:tab/>[it03_wsv@ripper opsys]$ </text:p>
      <text:p text:style-name="P16"/>
      <text:p text:style-name="P14">Denna testutskrift är gjord i <text:span text:style-name="T5">Cygwin 1.5.18-1 på Windows XP Pro SP2 och demonstrerar </text:span><text:span text:style-name="T6">cd</text:span><text:span text:style-name="T5">:</text:span></text:p>
      <text:p text:style-name="P11"/>
      <text:p text:style-name="P17"><text:tab/>Wilhelm Svenselius@Lind ~</text:p>
      <text:p text:style-name="P17"><text:tab/>$ env | grep HOME</text:p>
      <text:p text:style-name="P17"><text:tab/>HOMEPATH=\Documents and Settings\Wilhelm Svenselius</text:p>
      <text:p text:style-name="P17"><text:tab/>HOME=/home/Wilhelm Svenselius</text:p>
      <text:p text:style-name="P17"><text:tab/>HOMEDRIVE=C:</text:p>
      <text:p text:style-name="P17"/>
      <text:p text:style-name="P17"><text:tab/>Wilhelm Svenselius@Lind ~</text:p>
      <text:p text:style-name="P17"><text:tab/>$ ls</text:p>
      <text:p text:style-name="P17"><text:tab/>THIS_IS_MY_HOMEDIR <text:s/>smash.c</text:p>
      <text:p text:style-name="P17"/>
      <text:p text:style-name="P17"><text:tab/>Wilhelm Svenselius@Lind ~</text:p>
      <text:p text:style-name="P17"><text:tab/>$ gcc -xc -Wall smash.c -o smash.exe</text:p>
      <text:p text:style-name="P17"/>
      <text:p text:style-name="P17"><text:tab/>Wilhelm Svenselius@Lind ~</text:p>
      <text:p text:style-name="P17"><text:tab/>$ smash</text:p>
      <text:p text:style-name="P17"><text:tab/>&gt; pwd</text:p>
      <text:p text:style-name="P17"><text:tab/>*** Foreground process [3596] started.</text:p>
      <text:p text:style-name="P17"><text:tab/>/home/Wilhelm Svenselius</text:p>
      <text:p text:style-name="P17"><text:tab/>*** Process [3596] terminated normally.</text:p>
      <text:p text:style-name="P17"><text:tab/>*** Runtime: 108 msec.</text:p>
      <text:p text:style-name="P17"><text:tab/>&gt; cd ..</text:p>
      <text:p text:style-name="P17"><text:tab/>&gt; ls</text:p>
      <text:p text:style-name="P17"><text:tab/>*** Foreground process [4012] started.</text:p>
      <text:p text:style-name="P17"><text:tab/>Wilhelm Svenselius</text:p>
      <text:p text:style-name="P17"><text:tab/>*** Process [4012] terminated normally.</text:p>
      <text:p text:style-name="P17"><text:tab/>*** Runtime: 16 msec.</text:p>
      <text:p text:style-name="P17"><text:tab/>&gt; cd Lukas Grimfors</text:p>
      <text:p text:style-name="P17"><text:tab/>*** Directory doesn't exist, trying home directory.</text:p>
      <text:p text:style-name="P17"><text:tab/>&gt; ls</text:p>
      <text:p text:style-name="P17"><text:tab/>*** Foreground process [3752] started.</text:p>
      <text:p text:style-name="P17"><text:tab/>THIS_IS_MY_HOMEDIR <text:s/>smash.c <text:s/>smash.exe</text:p>
      <text:p text:style-name="P17"><text:tab/>*** Process [3752] terminated normally.</text:p>
      <text:p text:style-name="P17"><text:tab/>*** Runtime: 16 msec.</text:p>
      <text:p text:style-name="P17"><text:tab/>&gt; cd ..</text:p>
      <text:p text:style-name="P17"><text:tab/>&gt; cd Wilhelm Svenselius</text:p>
      <text:p text:style-name="P17"><text:tab/>&gt; ls</text:p>
      <text:p text:style-name="P17"><text:tab/>*** Foreground process [2684] started.</text:p>
      <text:p text:style-name="P17"><text:tab/>THIS_IS_MY_HOMEDIR <text:s/>smash.c <text:s/>smash.exe</text:p>
      <text:p text:style-name="P17"><text:tab/>*** Process [2684] terminated normally.</text:p>
      <text:p text:style-name="P17"><text:tab/>*** Runtime: 16 msec.</text:p>
      <text:p text:style-name="P17"><text:tab/>&gt; rm THIS_IS_MY_HOMEDIR</text:p>
      <text:p text:style-name="P17"><text:tab/>*** Foreground process [2952] started.</text:p>
      <text:p text:style-name="P17"><text:tab/>*** Process [2952] terminated normally.</text:p>
      <text:p text:style-name="P17"><text:tab/>*** Runtime: 142 msec.</text:p>
      <text:p text:style-name="P17"><text:tab/>&gt; exit</text:p>
      <text:p text:style-name="P17"><text:tab/>*** Goodbye.</text:p>
      <text:p text:style-name="P17"><text:span text:style-name="T2"><text:tab/>Killed</text:span></text:p>
      <text:p text:style-name="P16"/>
      <text:p text:style-name="P10">Förberedelseuppgifter</text:p>
      <text:p text:style-name="P18"/>
      <text:p text:style-name="P19"><text:span text:style-name="T1"><text:tab/></text:span><text:span text:style-name="T7">1.</text:span> Motivera varför det ofta är bra att exekvera kommandon i en separat process.</text:p>
      <text:p text:style-name="P19"/>
      <text:p text:style-name="P19">Man vill inte att ett kommando som kanske gör något fult och kraschar tar med sig resten av programmet, om det går att undvika. Ofta (särskilt i GUI-applikationer) är det också önskvärt att ha användargränssnittet och arbetsrutinerna exekverandes parallellt så att gränssnittet förblir responsivt under tiden arbete pågår.</text:p>
      <text:p text:style-name="P19"/>
      <text:p text:style-name="P19"><text:tab/><text:span text:style-name="T7">2.</text:span> Vad händer om man inte i kommandotolken exekverar wait() för en barn-process som avslutas? </text:p>
      <text:p text:style-name="P19"><text:tab/>Hur skall man utläsa <text:span text:style-name="T8">SIGSEGV</text:span>?</text:p>
      <text:p text:style-name="P19"/>
      <text:p text:style-name="P19">En barn-process som fortfarande är igång då föräldraprocessen avslutas kommer att överföras till <text:span text:style-name="T1">init</text:span><text:span text:style-name="T2"> (dvs, den får </text:span><text:span text:style-name="T1">init</text:span><text:span text:style-name="T2"> som förälder) om den svarar. Svarar den inte blir den en s k “zombieprocess” och ligger kvar och slösar resurser. </text:span><text:span text:style-name="T1">SIGSEGV </text:span><text:span text:style-name="T2">är signalen för segmenteringsfel, dvs processen som tar emot signalen har gått utanför sitt minnesområde. Vanligaste orsaken till detta är programmerarfel.</text:span></text:p>
      <text:p text:style-name="P19"/>
      <text:p text:style-name="P19"><text:tab/><text:span text:style-name="T7">3.</text:span> Varför kan man inte blockera <text:span text:style-name="T8">SIGKILL</text:span>?<text:line-break/><text:line-break/>För <text:s/>att det skulle förta hela syftet med <text:span text:style-name="T1">SIGKILL</text:span><text:span text:style-name="T2">, nämligen att ta livet av processer som inte uppför sig ordentligt. Kunde man blockera </text:span><text:span text:style-name="T1">SIGKILL</text:span><text:span text:style-name="T2"> skulle en “elak” process kunna göra sig själv odödlig.</text:span></text:p>
      <text:p text:style-name="P19"/>
      <text:p text:style-name="P19"><text:tab/><text:span text:style-name="T7">4.</text:span> Hur skall man utläsa deklarationen <text:span text:style-name="T8">void (*disp)(int))</text:span>?<text:line-break/></text:p>
      <text:p text:style-name="P19">En funktionspekare <text:span text:style-name="T1">disp</text:span><text:span text:style-name="T2"> till en funktion som returnerar </text:span><text:span text:style-name="T1">void</text:span><text:span text:style-name="T2"> och tar en </text:span><text:span text:style-name="T1">int</text:span><text:span text:style-name="T2"> som enda argument.</text:span><text:line-break/></text:p>
      <text:p text:style-name="P19"><text:span text:style-name="T7"><text:tab/>5.</text:span> Vilket systemanrop använder <text:span text:style-name="T8">sigset(3C)</text:span><text:span text:style-name="T9"> </text:span>troligtvis för att installera en signalhanterare?<text:line-break/></text:p>
      <text:p text:style-name="P19"><text:span text:style-name="T2">Den använder troligtvis </text:span><text:span text:style-name="T1">signal</text:span><text:span text:style-name="T2">.</text:span><text:line-break/></text:p>
      <text:p text:style-name="P19"><text:tab/><text:span text:style-name="T7">6.</text:span> Studera körningsexemplet och förklara varför man inte har bytt “working directory” till</text:p>
      <text:p text:style-name="P19"><text:span text:style-name="T8"><text:tab/>/home/ds/robertr </text:span>när man avslutat miniShell:et?</text:p>
      <text:p text:style-name="P20"/>
      <text:p text:style-name="P21"><text:span text:style-name="T2">Kommandot </text:span>cd<text:span text:style-name="T2"> anropar </text:span>chdir<text:span text:style-name="T2">, vilket byter ut processens arbetskatalog. Processen som startade </text:span>miniShell<text:span text:style-name="T2"> har också en arbetskatalog, så när miniShell avslutas återställs arbetskatalogen till vad den var tidigare. Varje process har en egen uppsättning miljövariabler, där bland annat arbetskatalogen ingår.</text:span></text:p>
      <text:p text:style-name="P20"/>
      <text:p text:style-name="P10">Källkod</text:p>
      <text:p text:style-name="P13"/>
      <text:p text:style-name="P9">Källkoden är bifogad i “<text:span text:style-name="T1">for dummies</text:span>”-version med pedagogisk färgkodning och extra stor stil. Den återfinnes även i AFS, där i kompilerbart format, med adressen:</text:p>
      <text:p text:style-name="P9"/>
      <text:p text:style-name="P22"><text:tab/>/afs/it.kth.se/home/it03/it03_wsv/opsys/smash.c</text:p>
      <text:p text:style-name="P22"/>
      <text:p text:style-name="P9">Förslag på kompilatoranrop:</text:p>
      <text:p text:style-name="P9"/>
      <text:p text:style-name="P9"><text:tab/><text:span text:style-name="T10">gcc -xc -Wall smash.c -o smash</text:span></text:p>
      <text:p text:style-name="P23"/>
      <text:p text:style-name="P10">Utvärdering</text:p>
      <text:p text:style-name="P13"/>
      <text:p text:style-name="P9">Jag uppfattade labben som enklare än labb 1, visserligen är jag nu aningen mer van vid systemprogrammering i UNIX men uppgiften kändes mindre omfattande och de nödvändiga kommandona ur systembiblioteken var enklare och färre (åtminstone om man hoppar över signalhanteringen). Jag uppskattar särskilt att uppgiften medger ett brett spektrum av olika lösningar på de respektive delmomenten.</text:p>
      <text:p text:style-name="P9"/>
      <text:p text:style-name="P9">Kanske vore det vettigt att byta plats på laborationerna 1 och 2 till nästa års kurs? Jag uppfattade att tvåan krävde mer kunnande om C och mindre om UNIX' systembibliotek, vilket kan göra den lättare att ta till sig för en nybörjare än den första labben. Dessutom är tvåan kortare om man ser till kodstorleken.</text:p>
      <text:p text:style-name="P9"/>
      <text:p text:style-name="P9">Jag bedömer att den här laborationen tog mig sex timmar att slutföra, inklusive skrivandet av denna rapport.</text:p>
      <text:p text:style-name="P23"/>
      <text:p text:style-name="P10">Bilagor</text:p>
      <text:p text:style-name="P13"/>
      <text:list text:style-name="L1">
        <text:list-item>
          <text:p text:style-name="P24">Källkod “smash.c”</text:p>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Wilhelm Svenselius</meta:initial-creator>
    <meta:creation-date>2005-11-17T15:56:07</meta:creation-date>
    <dc:creator>Wilhelm Svenselius</dc:creator>
    <dc:date>2005-11-17T20:03:06</dc:date>
    <dc:language>en-US</dc:language>
    <meta:editing-cycles>17</meta:editing-cycles>
    <meta:editing-duration>PT1H44M14S</meta:editing-duration>
    <meta:user-defined meta:name="Info 1"/>
    <meta:user-defined meta:name="Info 2"/>
    <meta:user-defined meta:name="Info 3"/>
    <meta:user-defined meta:name="Info 4"/>
    <meta:document-statistic meta:table-count="0" meta:image-count="0" meta:object-count="0" meta:page-count="5" meta:paragraph-count="140" meta:word-count="1367" meta:character-count="9428"/>
  </office:meta>
</office:document-meta>
</file>